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Helvetica" svg:font-family="Helvetica"/>
    <style:font-face style:name="Helvetica Neue" svg:font-family="Helvetica Neue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alibri" fo:font-size="11.0pt" fo:color="#000000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center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.0pt" fo:color="#000000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4.0pt" fo:color="#000000"/>
    </style:style>
    <style:style style:name="P5" style:family="paragraph" style:parent-style-name="Standard">
      <style:paragraph-properties fo:text-align="justify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1.0pt" fo:color="#000000"/>
    </style:style>
    <style:style style:name="P6" style:family="paragraph" style:parent-style-name="Standard">
      <style:paragraph-properties fo:text-align="justify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Times" fo:font-size="11.0pt" fo:color="#000000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1.0pt" fo:color="#000000"/>
    </style:style>
    <style:style style:name="P8" style:family="paragraph" style:parent-style-name="Standard">
      <style:paragraph-properties fo:text-align="center">
        <style:tab-stops>
          <style:tab-stop style:position="6.2638in"/>
        </style:tab-stops>
      </style:paragraph-properties>
      <style:text-properties style:font-name="Helvetica Neue" fo:font-size="14.0pt" fo:color="#000000"/>
    </style:style>
    <style:style style:name="P9" style:family="paragraph" style:parent-style-name="Standard">
      <style:paragraph-properties>
        <style:tab-stops>
          <style:tab-stop style:position="6.2638in"/>
        </style:tab-stops>
      </style:paragraph-properties>
      <style:text-properties style:font-name="Helvetica Neue" fo:font-size="12.0pt" fo:color="#000000"/>
    </style:style>
    <style:style style:name="P10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6.2638in"/>
        </style:tab-stops>
      </style:paragraph-properties>
      <style:text-properties style:font-name="Helvetica Neue" fo:font-size="12.0pt" fo:color="#000000"/>
    </style:style>
    <style:style style:name="P1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6.2638in"/>
        </style:tab-stops>
      </style:paragraph-properties>
      <style:text-properties style:font-name="Helvetica" fo:font-size="12.0pt" fo:color="#000000"/>
    </style:style>
    <style:style style:name="P12" style:family="paragraph" style:parent-style-name="Standard">
      <style:paragraph-properties>
        <style:tab-stops>
          <style:tab-stop style:position="0.3937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size="14.0pt" fo:font-size-asian="14.0pt" fo:font-size-complex="14.0pt" fo:letter-spacing="0.0000in"/>
    </style:style>
    <style:style style:name="T4" style:family="text">
      <style:text-properties style:font-name="Times" fo:letter-spacing="0.0000in"/>
    </style:style>
    <style:style style:name="T5" style:family="text">
      <style:text-properties style:font-name="Helvetica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/>
      <text:p text:style-name="P3"><text:span text:style-name="T2">ATA DA REUNIÃO 6 DA ASSEMBLEIA DA SPRG</text:span></text:p>
      <text:p text:style-name="P4"><text:span text:style-name="T1"/></text:p>
      <text:p text:style-name="P5"><text:span text:style-name="T3"><text:s text:c="2"/></text:span><text:span text:style-name="T4">Aos dezanove dias do mês de Dezembro de 2019, pelas 18.30 horas</text:span><text:span text:style-name="T1">, realizou-se, no anfiteatro EC1.03 da Escola de Ciências da Universidade do Minho, no campus de Azurém, em Guimarães, a sexta Assembleia Geral da Sociedade Portuguesa de Relatividade e Gravitação (SPRG). A lista de presenças encontra-se em anexo.</text:span></text:p>
      <text:p text:style-name="P6"><text:span text:style-name="T5"><text:s text:c="5"/>O presidente da Assembleia Geral, o Prof. José Sande Lemos, abriu a reunião tendo lido a proposta da ata da reunião 5 que foi aprovada por unanimidade. O Prof. Sande Lemos passou depois a palavra ao Presidente da Direção, o Prof. Carlos Herdeiro, que deu as seguintes informações: </text:span><text:span text:style-name="T1">(i) O evento ERE-P2019 realizado em Valência, incluiu uma reunião da Sociedad Española de Gravitación y Relatividad (SEGRE) onde foi eleita a nova junta directiva, sendo a nova presidente a Prof. Ruth Lazcos e o vogal de uma instituição portuguesa o Prof. Herdeiro. (ii) O próximo ERE-P será realizado em 14-17 de Setembro de 2020 na Universidade de Aveiro. (iii) O Prof. Herdeiro participou numa reunião promovida pela International Society on General Relativity and Gravitation (ISGRG) que envolveu representantes de outras 14 sociedades nacionais. O objectivo da reunião foi elaborar um documento conjunto no sentido de reforçar a importância de recentes descobertas e usá-lo junto de entidades financiadoras. (iv) Realizou-se a Assembleia Geral da ISGRG onde foi eleito Presidente para o próximo triénio o Prof. Nils Andersson da Universidade de <text:s/>Southampton. (v) Para celebrar os 100 anos da observação da deflexão da luz, foi realizada a conferência “From Einstein and Eddington to LIGO: 100 years of gravitational light deflection”, na ilha do Príncipe, de 26 a 30 de Maio de 2019 com o apoio da SPRG. (vi) A SPRG foi contactada pela chair da divisão de física gravitacional da European Physical Society (EPS) no sentido de elaborar e assinar um memorando de cooperação entre a EPS e a SPRG. (vii) A SPRG vai apoiar a realização do encontro “Ibericos 2020”, que se realizará na Universidade de Coimbra em 6-8/abril de 2020. </text:span></text:p>
      <text:p text:style-name="P5"><text:span text:style-name="T1"><text:s text:c="2"/>Em seguida passou-se à eleição da direcção da SPRG para o próximo biénio. Para esse efeito, O Prof. Herdeiro apresentou a lista A com a seguinte composição:</text:span></text:p>
      <text:p text:style-name="P5"><text:span text:style-name="T1"/></text:p>
      <text:p text:style-name="P5"><text:span text:style-name="T1">Presidente da Direcção: José Sande Lemos</text:span></text:p>
      <text:p text:style-name="P5"><text:span text:style-name="T1">Vice-Presidente da Direcção: Carlos Herdeiro </text:span></text:p>
      <text:p text:style-name="P5"><text:span text:style-name="T1">Tesoureiro: João Costa</text:span></text:p>
      <text:p text:style-name="P5"><text:span text:style-name="T1">Fiscal Único: José Rocha</text:span></text:p>
      <text:p text:style-name="P5"><text:span text:style-name="T1">Presidente da Assembleia Geral: Filipe Mena</text:span></text:p>
      <text:p text:style-name="P5"><text:span text:style-name="T1">1º Secretário: Miguel Zilhão</text:span></text:p>
      <text:p text:style-name="P5"><text:span text:style-name="T1">2º Secretario: Pedro Cunha. </text:span></text:p>
      <text:p text:style-name="P5"><text:span text:style-name="T1"/></text:p>
      <text:p text:style-name="P5"><text:span text:style-name="T1"><text:s/>Não havendo mais listas apresentadas, foi posta à votação a lista A que foi eleita por unanimidade.</text:span></text:p>
      <text:p text:style-name="P5"><text:span text:style-name="T1"/></text:p>
      <text:p text:style-name="P5"><text:span text:style-name="T1"><text:s/>Tomou a palavra o Presidente eleito da SPRG, o Prof. Sande Lemos e mencionou várias iniciativas a serem implementadas e/ou continuadas no novo mandato em particular a renovação da página web e a manutenção do prémio Alberto. Referiu ainda a repercussão que a conferência do Príncipe teve nos media através de reportagens na RTP e de um artigo no jornal New York Times. <text:s/></text:span></text:p>
      <text:p text:style-name="P5"><text:span text:style-name="T1"/></text:p>
      <text:p text:style-name="P5"><text:span text:style-name="T1"><text:s/>Finalmente, foi anunciado que a próxima Black Hole Workshop será organizada pelo Professor Robert Potting na Universidade do Algarve, em Faro, no dias 21-22 de Dezembro de 2020. </text:span></text:p>
      <text:p text:style-name="P5"><text:span text:style-name="T1"><text:s text:c="2"/>Nada mais havendo a tratar, foi encerrada a reunião e lavrada esta ata que será assinada pelo Presidente da Assembleia Geral e por mim que secretariei a reunião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<text:tab/><text:s text:c="7"/>José Sande Lemos <text:s text:c="49"/>Filipe Mena</text:span></text:p>
      <text:p text:style-name="P8"><text:span text:style-name="T1"/></text:p>
      <text:p text:style-name="P8"><text:span text:style-name="T1"/></text:p>
      <text:p text:style-name="P8"><text:span text:style-name="T1">Lista de presenças:</text:span></text:p>
      <text:p text:style-name="P9"><text:span text:style-name="T1"/></text:p>
      <text:p text:style-name="P9"><text:span text:style-name="T1"><text:s text:c="2"/></text:span></text:p>
      <text:list text:style-name="L1">
        <text:list-item>
          <text:p text:style-name="P10"><text:span text:style-name="T1">José Sande Lemos</text:span></text:p>
        </text:list-item>
        <text:list-item>
          <text:p text:style-name="P11"><text:span text:style-name="T1">Carlos Herdeiro</text:span></text:p>
        </text:list-item>
        <text:list-item>
          <text:p text:style-name="P11"><text:span text:style-name="T1">Filipe Mena</text:span></text:p>
        </text:list-item>
        <text:list-item>
          <text:p text:style-name="P11"><text:span text:style-name="T1"><text:s/>Miguel Zilhão</text:span></text:p>
        </text:list-item>
        <text:list-item>
          <text:p text:style-name="P11"><text:span text:style-name="T1">Jorge Rocha</text:span></text:p>
        </text:list-item>
        <text:list-item>
          <text:p text:style-name="P11"><text:span text:style-name="T1">João Rosa</text:span></text:p>
        </text:list-item>
        <text:list-item>
          <text:p text:style-name="P11"><text:span text:style-name="T1">Paulo Luz</text:span></text:p>
        </text:list-item>
        <text:list-item>
          <text:p text:style-name="P11"><text:span text:style-name="T1">Pedro Cunha</text:span></text:p>
        </text:list-item>
        <text:list-item>
          <text:p text:style-name="P11"><text:span text:style-name="T1">Rodrigo Vicente</text:span></text:p>
        </text:list-item>
        <text:list-item>
          <text:p text:style-name="P11"><text:span text:style-name="T1"><text:s/>Rui André</text:span></text:p>
        </text:list-item>
        <text:list-item>
          <text:p text:style-name="P11"><text:span text:style-name="T1"><text:s/>Filipe Moura</text:span></text:p>
        </text:list-item>
      </text:list>
      <text:p text:style-name="P12"><text:span text:style-name="T1">12. Jorge Delgado</text:span></text:p>
      <text:p text:style-name="P12"><text:span text:style-name="T1">13. João Oliveira</text:span></text:p>
      <text:p text:style-name="P12"><text:span text:style-name="T1">14. Alexandre Pombo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</meta:generator>
  </office:meta>
</office:document-meta>
</file>